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cb6e" officeooo:paragraph-rsid="001ccb6e"/>
    </style:style>
    <style:style style:name="P2" style:family="paragraph" style:parent-style-name="Standard">
      <style:text-properties officeooo:rsid="001ccb6e" officeooo:paragraph-rsid="001e250e"/>
    </style:style>
    <style:style style:name="P3" style:family="paragraph" style:parent-style-name="Standard">
      <style:text-properties officeooo:rsid="001ccb6e" officeooo:paragraph-rsid="0020882a"/>
    </style:style>
    <style:style style:name="T1" style:family="text">
      <style:text-properties officeooo:rsid="001e250e"/>
    </style:style>
    <style:style style:name="T2" style:family="text">
      <style:text-properties officeooo:rsid="0020882a"/>
    </style:style>
    <style:style style:name="T3" style:family="text">
      <style:text-properties officeooo:rsid="0020f1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lightning talk <text:span text:style-name="T3">will </text:span>describe implement<text:span text:style-name="T3">ation of</text:span> deconvolution into the next generation ImageJ2 platform. <text:span text:style-name="T2">We will go over the basics of deconvolution and introduce concepts such as noise handling, edge handling, algorithm acceleration and point spread functions. <text:s/>We will then describe the design of re-usable and extensible deconvolution components, that have been implemented within the imagej-ops framework. <text:s/></text:span>Where possible previous open source components have been re-used and/or re-implemented. <text:s/>We consider the potential need for a native library bridge in order to re-use <text:span text:style-name="T3">existing C </text:span>and GPU based libraries. <text:s/>Preliminary results <text:span text:style-name="T3">will be</text:span> presented that have been generated using the Richardson-Lucy Algorithm with total variation regularization, non-circulant edge handling, and vector extrapolation acceleration. <text:s/>All code is open source and has been placed in publicly available git repositori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09:12:15.896204942</meta:creation-date>
    <dc:date>2015-06-30T11:38:05.664354928</dc:date>
    <meta:editing-duration>P4DT2H23M4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126" meta:character-count="907" meta:non-whitespace-character-count="777"/>
  </office:meta>
</office:document-meta>
</file>